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825in" style:rel-column-width="8077*"/>
    </style:style>
    <style:style style:name="Tableau1.B" style:family="table-column">
      <style:table-column-properties style:column-width="1.2583in" style:rel-column-width="12320*"/>
    </style:style>
    <style:style style:name="Tableau1.C" style:family="table-column">
      <style:table-column-properties style:column-width="4.6097in" style:rel-column-width="45138*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0pt" fo:font-weight="bold" officeooo:rsid="001ae924" officeooo:paragraph-rsid="0016f58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Times New Roman" fo:font-size="10pt" fo:font-weight="bold" officeooo:rsid="0021f5eb" officeooo:paragraph-rsid="0016f58e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Times New Roman" fo:font-size="10pt" officeooo:rsid="001ab48f" officeooo:paragraph-rsid="0016f58e" style:font-size-asian="10pt" style:font-size-complex="10pt"/>
    </style:style>
    <style:style style:name="P4" style:family="paragraph" style:parent-style-name="Table_20_Contents">
      <style:text-properties style:font-name="Times New Roman" fo:font-size="10pt" officeooo:rsid="0016f58e" officeooo:paragraph-rsid="0016f58e" style:font-size-asian="10pt" style:font-size-complex="10pt"/>
    </style:style>
    <style:style style:name="P5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16f58e" officeooo:paragraph-rsid="0016f58e" style:font-size-asian="10pt" style:font-size-complex="10pt"/>
    </style:style>
    <style:style style:name="P6" style:family="paragraph" style:parent-style-name="Text_20_body">
      <style:paragraph-properties fo:margin-top="0in" fo:margin-bottom="0.0783in" loext:contextual-spacing="false" style:writing-mode="page"/>
      <style:text-properties style:font-name="Times New Roman" officeooo:paragraph-rsid="0016f58e"/>
    </style:style>
    <style:style style:name="P7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paragraph-rsid="0016f58e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paragraph-rsid="0016f58e"/>
    </style:style>
    <style:style style:name="P9" style:family="paragraph" style:parent-style-name="Text_20_body">
      <style:text-properties style:font-name="Times New Roman" fo:font-size="10pt" officeooo:paragraph-rsid="0016f58e" style:font-size-asian="10pt" style:font-size-complex="10pt"/>
    </style:style>
    <style:style style:name="P10" style:family="paragraph" style:parent-style-name="Text_20_body">
      <style:text-properties style:font-name="Times New Roman" fo:font-size="10pt" officeooo:rsid="0016f58e" officeooo:paragraph-rsid="0016f58e" style:font-size-asian="10pt" style:font-size-complex="10pt"/>
    </style:style>
    <style:style style:name="P11" style:family="paragraph" style:parent-style-name="Text_20_body">
      <style:text-properties style:font-name="Times New Roman" fo:font-size="10pt" officeooo:rsid="001ba587" officeooo:paragraph-rsid="001a767c" style:font-size-asian="10pt" style:font-size-complex="10pt"/>
    </style:style>
    <style:style style:name="P12" style:family="paragraph" style:parent-style-name="Text_20_body">
      <style:text-properties style:font-name="Times New Roman" fo:font-size="10pt" officeooo:paragraph-rsid="001a767c" style:font-size-asian="10pt" style:font-size-complex="10pt"/>
    </style:style>
    <style:style style:name="P13" style:family="paragraph" style:parent-style-name="Text_20_body">
      <style:text-properties style:font-name="Times New Roman" fo:font-size="10pt" officeooo:paragraph-rsid="001b5b30" style:font-size-asian="8.75pt" style:font-size-complex="10pt"/>
    </style:style>
    <style:style style:name="P14" style:family="paragraph" style:parent-style-name="Text_20_body">
      <style:text-properties fo:color="#666666" style:font-name="Arial" fo:font-size="10pt" officeooo:paragraph-rsid="001b5b30" style:font-size-asian="10pt" style:font-size-complex="10pt"/>
    </style:style>
    <style:style style:name="P15" style:family="paragraph" style:parent-style-name="Text_20_body">
      <style:text-properties fo:color="#666666" style:font-name="Arial" fo:font-size="10pt" officeooo:rsid="001b5b30" officeooo:paragraph-rsid="001b5b30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fo:color="#666666" style:font-name="Times New Roman" fo:font-size="10pt" fo:font-weight="normal" officeooo:rsid="001c88d3" officeooo:paragraph-rsid="001c88d3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in" loext:contextual-spacing="false" style:writing-mode="page"/>
      <style:text-properties style:font-name="Times New Roman" fo:font-size="10pt" officeooo:rsid="0016f58e" officeooo:paragraph-rsid="0016f58e" style:font-size-asian="10pt" style:font-size-complex="10pt"/>
    </style:style>
    <style:style style:name="P18" style:family="paragraph" style:parent-style-name="Standard">
      <style:text-properties officeooo:paragraph-rsid="0016f58e"/>
    </style:style>
    <style:style style:name="P19" style:family="paragraph" style:parent-style-name="Text_20_body">
      <style:text-properties fo:color="#666666" style:font-name="Times New Roman" fo:font-size="10pt" officeooo:rsid="001cbb24" officeooo:paragraph-rsid="001cbb24" style:font-size-asian="10pt" style:font-size-complex="10pt"/>
    </style:style>
    <style:style style:name="P20" style:family="paragraph" style:parent-style-name="Heading_20_1">
      <style:text-properties style:font-name="Times New Roman" fo:font-size="13pt" officeooo:paragraph-rsid="0016f58e" style:font-size-asian="13pt" style:font-size-complex="13pt"/>
    </style:style>
    <style:style style:name="P21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1a767c" style:font-size-asian="10pt" style:font-size-complex="10pt"/>
    </style:style>
    <style:style style:name="P22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1b5b30" style:font-size-asian="10pt" style:font-size-complex="10pt"/>
    </style:style>
    <style:style style:name="P23" style:family="paragraph" style:parent-style-name="Heading_20_1">
      <style:text-properties fo:color="#666666" style:font-name="Times New Roman" fo:font-size="13pt" officeooo:rsid="001cbb24" officeooo:paragraph-rsid="001cbb24" style:font-size-asian="13pt" style:font-size-complex="13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officeooo:rsid="001cd496" style:font-size-asian="13pt" style:font-size-complex="13pt"/>
    </style:style>
    <style:style style:name="T3" style:family="text">
      <style:text-properties fo:font-size="13pt" fo:font-weight="bold" officeooo:rsid="00194563" style:font-size-asian="13pt" style:font-size-complex="13pt"/>
    </style:style>
    <style:style style:name="T4" style:family="text">
      <style:text-properties fo:font-size="13pt" fo:font-weight="bold" officeooo:rsid="0016f58e" style:font-size-asian="13pt" style:font-size-complex="13pt"/>
    </style:style>
    <style:style style:name="T5" style:family="text">
      <style:text-properties officeooo:rsid="0016f58e"/>
    </style:style>
    <style:style style:name="T6" style:family="text">
      <style:text-properties officeooo:rsid="001ae92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d8c37" style:font-size-asian="10pt" style:font-size-complex="10pt"/>
    </style:style>
    <style:style style:name="T9" style:family="text">
      <style:text-properties fo:font-size="10pt" officeooo:rsid="001e6770" style:font-size-asian="10pt" style:font-size-complex="10pt"/>
    </style:style>
    <style:style style:name="T10" style:family="text">
      <style:text-properties fo:font-size="10pt" officeooo:rsid="002062e9" style:font-size-asian="10pt" style:font-size-complex="10pt"/>
    </style:style>
    <style:style style:name="T11" style:family="text">
      <style:text-properties fo:font-size="10pt" officeooo:rsid="0016f58e" style:font-size-asian="10pt" style:font-size-complex="10pt"/>
    </style:style>
    <style:style style:name="T12" style:family="text">
      <style:text-properties fo:font-size="10pt" officeooo:rsid="001c88d3" style:font-size-asian="10pt" style:font-size-complex="10pt"/>
    </style:style>
    <style:style style:name="T13" style:family="text">
      <style:text-properties fo:font-size="10pt" officeooo:rsid="001e49c4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d8c37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16f58e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c88d3" style:font-size-asian="10pt" style:font-weight-asian="bold" style:font-size-complex="10pt" style:font-weight-complex="bold"/>
    </style:style>
    <style:style style:name="T18" style:family="text">
      <style:text-properties officeooo:rsid="0018d20a"/>
    </style:style>
    <style:style style:name="T19" style:family="text">
      <style:text-properties officeooo:rsid="001a767c"/>
    </style:style>
    <style:style style:name="T20" style:family="text">
      <style:text-properties officeooo:rsid="001ba587"/>
    </style:style>
    <style:style style:name="T21" style:family="text">
      <style:text-properties officeooo:rsid="001b5b30"/>
    </style:style>
    <style:style style:name="T22" style:family="text">
      <style:text-properties officeooo:rsid="001c88d3"/>
    </style:style>
    <style:style style:name="T23" style:family="text">
      <style:text-properties officeooo:rsid="002018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Osvcad - </text:span><text:span text:style-name="T3">N</text:span><text:span text:style-name="T1">omenclature des </text:span><text:span text:style-name="T4">ancres</text:span></text:p>
      <text:p text:style-name="P16"><text:span text:style-name="T5">v</text:span>0.<text:span text:style-name="T23">2</text:span> – <text:span text:style-name="T23">26 octobre 2018</text:span></text:p>
      <text:h text:style-name="P20" text:outline-level="1"><text:span text:style-name="T6">1 - </text:span>Objectifs</text:h>
      <text:p text:style-name="P17">- Le nom d’une ancre doit véhiculer son origine/<text:span text:style-name="T22">utilisation prévue</text:span> ou la relier à une ‘feature’ d’une pièce (trou, axe, méplat ...)</text:p>
      <text:p text:style-name="P6"><text:span text:style-name="T7">- Le nom d'une </text:span><text:span text:style-name="T11">ancre</text:span><text:span text:style-name="T7"> doit être </text:span><text:span text:style-name="T14">traductible</text:span><text:span text:style-name="T7"> dans plusieurs langues, </text:span><text:span text:style-name="T8">tout en ayant un </text:span><text:span text:style-name="T15">nom unique </text:span><text:span text:style-name="T16">par pièce</text:span><text:span text:style-name="T8"> indépendant de la langue </text:span><text:span text:style-name="T9">(ou dans une langue de référence clairement définie pour le projet)</text:span></text:p>
      <text:p text:style-name="P6"><text:span text:style-name="T7">- Le nom d'une </text:span><text:span text:style-name="T11">ancre</text:span><text:span text:style-name="T7"> est une </text:span><text:span text:style-name="T14">séquence de </text:span><text:span text:style-name="T17">4</text:span><text:span text:style-name="T14"> champs</text:span><text:span text:style-name="T7"> séparés par le caractère - (</text:span><text:span text:style-name="T13">dash</text:span><text:span text:style-name="T7">)</text:span></text:p>
      <text:p text:style-name="P6"><text:span text:style-name="T7">- Les champs </text:span><text:span text:style-name="T12">1, 2 et 4</text:span><text:span text:style-name="T11"> </text:span><text:span text:style-name="T7">peuvent être nomenclaturés et numérisés (</text:span><text:span text:style-name="T14">représentation compacte</text:span><text:span text:style-name="T7">) permettant de construire la désignation linguistique longue (interprétable par des humains ne partageant pas nécessairement la même langue)</text:span></text:p>
      <text:p text:style-name="P6"><text:span text:style-name="T7">- </text:span><text:span text:style-name="T10">La désignation d’une </text:span><text:span text:style-name="T11">ancre</text:span><text:span text:style-name="T10"> ne peut être</text:span><text:span text:style-name="T7"> ambigüe </text:span><text:span text:style-name="T11">pour une pièce donnée</text:span></text:p>
      <text:h text:style-name="P20" text:outline-level="1"><text:span text:style-name="T6">2 - </text:span>Nomenclature</text:h>
      <text:p text:style-name="P9">Le nom d'une <text:span text:style-name="T5">ancre</text:span> est construit à partir de ses attributs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Position</text:p>
          </table:table-cell>
          <table:table-cell table:style-name="Tableau1.A1" office:value-type="string">
            <text:p text:style-name="P1">Lien</text:p>
          </table:table-cell>
          <table:table-cell table:style-name="Tableau1.C1" office:value-type="string">
            <text:p text:style-name="P1">Commentaires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B2" office:value-type="string">
            <text:p text:style-name="P5">Feature/Type</text:p>
          </table:table-cell>
          <table:table-cell table:style-name="Tableau1.C2" office:value-type="string">
            <text:p text:style-name="P4">Axe, perpendiculaire</text:p>
          </table:table-cell>
        </table:table-row>
        <table:table-row>
          <table:table-cell table:style-name="Tableau1.A3" office:value-type="string">
            <text:p text:style-name="P3">2</text:p>
          </table:table-cell>
          <table:table-cell table:style-name="Tableau1.B3" office:value-type="string">
            <text:p text:style-name="P5">Feature/Zone</text:p>
          </table:table-cell>
          <table:table-cell table:style-name="Tableau1.C3" office:value-type="string">
            <text:p text:style-name="P10">PIECE, HAUT, BAS, GAUCHE, DROITE, AVANT, ARRIERE</text:p>
          </table:table-cell>
        </table:table-row>
        <table:table-row>
          <table:table-cell table:style-name="Tableau1.A4" office:value-type="string">
            <text:p text:style-name="P3">3</text:p>
          </table:table-cell>
          <table:table-cell table:style-name="Tableau1.B4" office:value-type="string">
            <text:p text:style-name="P3">Dimensionnel</text:p>
          </table:table-cell>
          <table:table-cell table:style-name="Tableau1.C4" office:value-type="string">
            <text:p text:style-name="P9">Réels , - pour le signe , séparateur _ inter champ , unité à préciser si non SI (m)</text:p>
            <text:p text:style-name="P9">Signature D_UNIT ou autre donnée numérique de dimension</text:p>
          </table:table-cell>
        </table:table-row>
        <table:table-row>
          <table:table-cell table:style-name="Tableau1.A5" office:value-type="string">
            <text:p text:style-name="P4">4</text:p>
          </table:table-cell>
          <table:table-cell table:style-name="Tableau1.B5" office:value-type="string">
            <text:p text:style-name="P4">Désambiguation <text:span text:style-name="T21">ou fonction prévue</text:span></text:p>
          </table:table-cell>
          <table:table-cell table:style-name="Tableau1.C5" office:value-type="string">
            <text:p text:style-name="P7">Référentiel Arbitraire ALPHA <text:s/><text:span text:style-name="T18">ou NUM</text:span></text:p>
          </table:table-cell>
        </table:table-row>
      </table:table>
      <text:p text:style-name="P18"/>
      <text:h text:style-name="P21" text:outline-level="1">Règles</text:h>
      <text:p text:style-name="P12"><text:span text:style-name="T6">1/ </text:span>Si ce n'est pas pertinent ou prématuré dans la conception un champ est laissé vacant.</text:p>
      <text:p text:style-name="P12"><text:span text:style-name="T6">2/ </text:span>Un nom contient toujours <text:span text:style-name="T19">4</text:span> champs, certains pouvant être vide. </text:p>
      <text:p text:style-name="P11">3/ En l'absence d'information sur <text:span text:style-name="T19">un des</text:span> attributs celui ci est remplacé par ‘’.</text:p>
      <text:h text:style-name="P22" text:outline-level="1">Exemple<text:span text:style-name="T20">s</text:span></text:h>
      <text:p text:style-name="P13"/>
      <text:p text:style-name="P14">A<text:span text:style-name="T21">XE</text:span>-<text:span text:style-name="T21">PIECE</text:span>-<text:span text:style-name="T21">-SORTIE</text:span></text:p>
      <text:p text:style-name="P15">TROU-HAUT-D_6-FIXATION</text:p>
      <text:p text:style-name="P15">PLAT-TETE--APPUI</text:p>
      <text:h text:style-name="P23" text:outline-level="1">3 – Orientation préférentielle des ancres</text:h>
      <text:p text:style-name="P19">Orientation des ancres (choix à faire entre 2 possibilités d’orientation) en se posant la question : ‘’où doit-elle aller?’’ ou ‘’de où doit-elle venir?’’ pour déterminer le sens ‘naturel’ des ancres.</text:p>
      <text:p text:style-name="P19">Exemple : une vis va aller vers un trou et la face inférieure de sa tête ira vers le sommet du tr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9:19:13.529000000</meta:creation-date>
    <dc:date>2018-10-27T12:18:35.471910324</dc:date>
    <meta:editing-duration>PT21M24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305" meta:character-count="1834" meta:non-whitespace-character-count="1563"/>
  </office:meta>
</office:document-meta>
</file>